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29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dex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nimalia_Ordo_Familia_Subfamilia_Triba_Species</text:p>
          </table:table-cell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Description of new tree</text:p>
          </table:table-cell>
        </table:table-row>
        <table:table-row table:style-name="ro1">
          <table:table-cell office:value-type="string">
            <text:p>author</text:p>
          </table:table-cell>
          <table:table-cell office:value-type="string">
            <text:p>Author</text:p>
          </table:table-cell>
        </table:table-row>
        <table:table-row table:style-name="ro1">
          <table:table-cell office:value-type="string">
            <text:p>rank</text:p>
          </table:table-cell>
          <table:table-cell office:value-type="string">
            <text:p>order</text:p>
          </table:table-cell>
        </table:table-row>
        <table:table-row table:style-name="ro1">
          <table:table-cell office:value-type="string">
            <text:p>pseudonym</text:p>
          </table:table-cell>
          <table:table-cell office:value-type="string">
            <text:p>отряд</text:p>
          </table:table-cell>
        </table:table-row>
      </table:table>
      <table:table table:name="content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Порядковый номер таксона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Научное название таксона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string">
            <text:p>Оригинальное научное название таксона (по описанию)</text:p>
          </table:table-cell>
        </table:table-row>
        <table:table-row table:style-name="ro1">
          <table:table-cell office:value-type="string">
            <text:p>autor</text:p>
          </table:table-cell>
          <table:table-cell office:value-type="string">
            <text:p>Автор научного названия (полностью - Ivanon, 2000)</text:p>
          </table:table-cell>
        </table:table-row>
        <table:table-row table:style-name="ro1">
          <table:table-cell office:value-type="string">
            <text:p>aut_abbr</text:p>
          </table:table-cell>
          <table:table-cell office:value-type="string">
            <text:p>Автор научного названия (сокращение - Iv.)</text:p>
          </table:table-cell>
        </table:table-row>
        <table:table-row table:style-name="ro1">
          <table:table-cell office:value-type="string">
            <text:p>pseudonym</text:p>
          </table:table-cell>
          <table:table-cell office:value-type="string">
            <text:p>Национальное (народное) название таксона</text:p>
          </table:table-cell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Произвольное описание таксона</text:p>
          </table:table-cell>
        </table:table-row>
        <table:table-row table:style-name="ro1">
          <table:table-cell office:value-type="string">
            <text:p>frequency</text:p>
          </table:table-cell>
          <table:table-cell office:value-type="string">
            <text:p>Частота встречаемости таксона</text:p>
          </table:table-cell>
        </table:table-row>
        <table:table-row table:style-name="ro1">
          <table:table-cell office:value-type="string">
            <text:p>inhabit</text:p>
          </table:table-cell>
          <table:table-cell office:value-type="string">
            <text:p>Характер обитания таксона (постоянно, пролетный и т.п.)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Распространение таксона</text:p>
          </table:table-cell>
        </table:table-row>
        <table:table-row table:style-name="ro1">
          <table:table-cell office:value-type="string">
            <text:p>phenology</text:p>
          </table:table-cell>
          <table:table-cell office:value-type="string">
            <text:p>Фенология таксона</text:p>
          </table:table-cell>
        </table:table-row>
        <table:table-row table:style-name="ro1">
          <table:table-cell office:value-type="string">
            <text:p>ecology</text:p>
          </table:table-cell>
          <table:table-cell office:value-type="string">
            <text:p>Экологические особенности таксона</text:p>
          </table:table-cell>
        </table:table-row>
        <table:table-row table:style-name="ro1">
          <table:table-cell office:value-type="string">
            <text:p>biology</text:p>
          </table:table-cell>
          <table:table-cell office:value-type="string">
            <text:p>Биологические особенности таксона</text:p>
          </table:table-cell>
        </table:table-row>
      </table:table>
      <table:table table:name="content synonym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Полное написание синонимичного названия (Herba vulgaris)</text:p>
          </table:table-cell>
        </table:table-row>
        <table:table-row table:style-name="ro1">
          <table:table-cell office:value-type="string">
            <text:p>abbreviation</text:p>
          </table:table-cell>
          <table:table-cell office:value-type="string">
            <text:p>Сокращенное написание синонимичного названия (H. vulgaris, vulgaris)</text:p>
          </table:table-cell>
        </table:table-row>
        <table:table-row table:style-name="ro1">
          <table:table-cell office:value-type="string">
            <text:p>autor</text:p>
          </table:table-cell>
          <table:table-cell office:value-type="string">
            <text:p>Автор синонимичного названия (полностью - Ivanon, 2000)</text:p>
          </table:table-cell>
        </table:table-row>
        <table:table-row table:style-name="ro1">
          <table:table-cell office:value-type="string">
            <text:p>aut_abbr</text:p>
          </table:table-cell>
          <table:table-cell office:value-type="string">
            <text:p>Автор синонимичного научного названия (сокращение - Iv.)</text:p>
          </table:table-cell>
        </table:table-row>
        <table:table-row table:style-name="ro1">
          <table:table-cell office:value-type="string">
            <text:p>synonymy</text:p>
          </table:table-cell>
          <table:table-cell office:value-type="string">
            <text:p>Автор синонимии (библиографическая ссылка - Сидорович, 2005)</text:p>
          </table:table-cell>
        </table:table-row>
      </table:table>
      <table:table table:name="order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</table:table>
      <table:table table:name="order synonym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2"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ranks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taxons</text:p>
          </table:table-cell>
          <table:table-cell office:value-type="string">
            <text:p>taxon</text:p>
          </table:table-cell>
          <table:table-cell office:value-type="string">
            <text:p>pseudonym</text:p>
          </table:table-cell>
        </table:table-row>
        <table:table-row table:style-name="ro1">
          <table:table-cell/>
          <table:table-cell office:value-type="string">
            <text:p>order</text:p>
          </table:table-cell>
          <table:table-cell office:value-type="string">
            <text:p>отряд</text:p>
          </table:table-cell>
        </table:table-row>
        <table:table-row table:style-name="ro1">
          <table:table-cell office:value-type="string">
            <text:p>families</text:p>
          </table:table-cell>
          <table:table-cell office:value-type="string">
            <text:p>family</text:p>
          </table:table-cell>
          <table:table-cell office:value-type="string">
            <text:p>семейство</text:p>
          </table:table-cell>
        </table:table-row>
        <table:table-row table:style-name="ro1">
          <table:table-cell office:value-type="string">
            <text:p>subfamilies</text:p>
          </table:table-cell>
          <table:table-cell office:value-type="string">
            <text:p>subfamily</text:p>
          </table:table-cell>
          <table:table-cell office:value-type="string">
            <text:p>подсемейство</text:p>
          </table:table-cell>
        </table:table-row>
        <table:table-row table:style-name="ro1">
          <table:table-cell office:value-type="string">
            <text:p>tribes</text:p>
          </table:table-cell>
          <table:table-cell office:value-type="string">
            <text:p>tribe</text:p>
          </table:table-cell>
          <table:table-cell office:value-type="string">
            <text:p>триба</text:p>
          </table:table-cell>
        </table:table-row>
        <table:table-row table:style-name="ro1">
          <table:table-cell office:value-type="string">
            <text:p>species</text:p>
          </table:table-cell>
          <table:table-cell office:value-type="string">
            <text:p>sp.</text:p>
          </table:table-cell>
          <table:table-cell office:value-type="string">
            <text:p>вид</text:p>
          </table:table-cell>
        </table:table-row>
      </table:table>
      <table:table table:name="families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p_rank</text:p>
          </table:table-cell>
          <table:table-cell office:value-type="string">
            <text:p>parent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</table:table>
      <table:table table:name="families synony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family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subfamilies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p_rank</text:p>
          </table:table-cell>
          <table:table-cell office:value-type="string">
            <text:p>parent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</table:table>
      <table:table table:name="subfamilies synony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ubfamily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tribes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p_rank</text:p>
          </table:table-cell>
          <table:table-cell office:value-type="string">
            <text:p>parent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</table:table>
      <table:table table:name="tribes synony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ribe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species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p_rank</text:p>
          </table:table-cell>
          <table:table-cell office:value-type="string">
            <text:p>parent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original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pseudonym</text:p>
          </table:table-cell>
          <table:table-cell office:value-type="string">
            <text:p>description</text:p>
          </table:table-cell>
          <table:table-cell office:value-type="string">
            <text:p>frequency</text:p>
          </table:table-cell>
          <table:table-cell office:value-type="string">
            <text:p>inhabit</text:p>
          </table:table-cell>
          <table:table-cell office:value-type="string">
            <text:p>distribution</text:p>
          </table:table-cell>
          <table:table-cell office:value-type="string">
            <text:p>phenology</text:p>
          </table:table-cell>
          <table:table-cell office:value-type="string">
            <text:p>ecology</text:p>
          </table:table-cell>
          <table:table-cell office:value-type="string">
            <text:p>biology</text:p>
          </table:table-cell>
        </table:table-row>
      </table:table>
      <table:table table:name="species synony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p.</text:p>
          </table:table-cell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autor</text:p>
          </table:table-cell>
          <table:table-cell office:value-type="string">
            <text:p>aut_abbr</text:p>
          </table:table-cell>
          <table:table-cell office:value-type="string">
            <text:p>synonymy</text:p>
          </table:table-cell>
        </table:table-row>
      </table:table>
      <table:table table:name="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25.08.2014</text:date>, <text:time>19:33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creation-date>2014-08-25T20:23:37</meta:creation-date>
    <dc:date>2014-08-25T19:33:19.06</dc:date>
    <dc:language>es-ES</dc:language>
    <meta:editing-cycles>4</meta:editing-cycles>
    <meta:editing-duration>PT1M12S</meta:editing-duration>
    <dc:creator>Konstantin Grebennikov</dc:creator>
    <meta:document-statistic meta:table-count="15" meta:cell-count="166" meta:object-count="0"/>
    <meta:user-defined meta:name="Info 1"/>
    <meta:user-defined meta:name="Info 2"/>
    <meta:user-defined meta:name="Info 3"/>
    <meta:user-defined meta:name="Info 4"/>
  </office:meta>
</office:document-meta>
</file>